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833cm" style:rel-column-width="21838*"/>
    </style:style>
    <style:style style:name="Tabella1.B" style:family="table-column">
      <style:table-column-properties style:column-width="4.205cm" style:rel-column-width="23967*"/>
    </style:style>
    <style:style style:name="Tabella1.C" style:family="table-column">
      <style:table-column-properties style:column-width="3.463cm" style:rel-column-width="19730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C3" style:family="table-cell">
      <style:table-cell-properties style:vertical-align="middle" fo:padding="0.049cm" fo:border="none"/>
    </style:style>
    <style:style style:name="Tabella1.4" style:family="table-row">
      <style:table-row-properties style:row-height="2cm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0fffcec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9" style:family="paragraph" style:parent-style-name="Standard">
      <style:text-properties officeooo:paragraph-rsid="00d6ed2a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Arial" fo:font-size="28pt" fo:font-style="normal" style:text-underline-style="none" fo:font-weight="bold" officeooo:rsid="001a116f" officeooo:paragraph-rsid="00fa6263" style:font-name-asian="SimSun" style:font-size-asian="28pt" style:font-style-asian="normal" style:font-weight-asian="bold" style:font-name-complex="Tahoma" style:font-size-complex="28pt" style:font-style-complex="normal" style:font-weight-complex="bold" style:text-rotation-angle="90" style:text-rotation-scale="line-height" style:text-scale="6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3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2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9"><text:span text:style-name="T4"><text:placeholder text:placeholder-type="text">&lt;'' and load(record, 'code', mode='string', position=1)&gt;</text:placeholder></text:span> <text:span text:style-name="T7"><text:placeholder text:placeholder-type="text">&lt;load(record, 'code').replace('EDV', '')&gt;</text:placeholder></text:span></text:p>
            <text:p text:style-name="P11"><text:span text:style-name="T4"><text:placeholder text:placeholder-type="text">&lt;load(record, 'code_partner', mode='string')&gt;</text:placeholder></text:span><text:span text:style-name="T4"><text:placeholder text:placeholder-type="text">&lt;load(record, 'code_partner')&gt;</text:placeholder></text:span></text:p>
            <text:p text:style-name="P2"><text:placeholder text:placeholder-type="text">&lt;load(record, 'frame', mode='string', position=1)&gt;</text:placeholder></text:p>
            <text:p text:style-name="P10"><text:placeholder text:placeholder-type="text">&lt;load(record, 'frame')&gt;</text:placeholder></text:p>
            <text:p text:style-name="P2"><text:placeholder text:placeholder-type="text">&lt;load(record, 'fabric', mode='string', position=1)&gt;</text:placeholder></text:p>
            <text:p text:style-name="P10"><text:placeholder text:placeholder-type="text">&lt;load(record, 'fabric')&gt;</text:placeholder></text:p>
          </table:table-cell>
          <table:covered-table-cell/>
          <table:table-cell table:style-name="Tabella1.C3" office:value-type="string">
            <text:p text:style-name="P20"><text:placeholder text:placeholder-type="text">&lt;load(record, 'description_partner' )&gt;</text:placeholder></text:p>
          </table:table-cell>
        </table:table-row>
        <table:table-row table:style-name="Tabella1.4">
          <table:table-cell table:style-name="Tabella1.C3" office:value-type="string">
            <text:p text:style-name="P1"><text:span text:style-name="T1"><text:placeholder text:placeholder-type="text">&lt;load(record, 'q_x_pack', mode='string', position=1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C3" office:value-type="string">
            <text:p text:style-name="P16"><text:span text:style-name="T3"><text:placeholder text:placeholder-type="text">&lt;load(record, 'line', mode='string', position=1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18"><text:placeholder text:placeholder-type="text">&lt;load(record, 'counter_pack_total', counter=counter)&gt;</text:placeholder></text:p>
          </table:table-cell>
          <table:table-cell table:style-name="Tabella1.C3" office:value-type="string">
            <text:p text:style-name="P17"><draw:frame draw:style-name="fr1" draw:name="image: barcode(load(record, 'ean13'), 'ean13')" text:anchor-type="as-char" svg:width="3.36cm" svg:height="1cm" draw:z-index="0"><draw:text-box><text:p text:style-name="P15"/></draw:text-box></draw:frame></text:p>
          </table:table-cell>
        </table:table-row>
        <text:soft-page-break/>
        <table:table-row table:style-name="Tabella1.1">
          <table:table-cell table:style-name="Tabella1.C3" table:number-columns-spanned="3" office:value-type="string">
            <text:p text:style-name="P14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C3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</table:table>
      <text:p text:style-name="P5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6"><text:span text:style-name="T5">Codice: </text:span><text:placeholder text:placeholder-type="text">&lt;get_placeholder(data, 'code')&gt;</text:placeholder></text:p>
            <text:p text:style-name="P7">Quantità: <text:span text:style-name="T1"><text:placeholder text:placeholder-type="text">&lt;get_placeholder(data, 'quantity')&gt;</text:placeholder></text:span></text:p>
            <text:p text:style-name="P7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8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10-23T11:30:38.024418831</dc:date>
    <meta:editing-duration>PT17H23M55S</meta:editing-duration>
    <meta:editing-cycles>244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1" meta:word-count="87" meta:character-count="1074" meta:non-whitespace-character-count="1005"/>
  </office:meta>
</office:document-meta>
</file>